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archive_set-_upto_1000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09" table:default-cell-style-name="ce1"/>
        <table:table-row table:style-name="ro1">
          <table:table-cell office:value-type="string" calcext:value-type="string">
            <text:p>Last Week</text:p>
          </table:table-cell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Last Week</text:p>
          </table:table-cell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Last Week</text:p>
          </table:table-cell>
          <table:table-cell office:value-type="string" calcext:value-type="string">
            <text:p>TDDD</text:p>
          </table:table-cell>
          <table:table-cell table:number-columns-repeated="2"/>
          <table:table-cell office:value-type="string" calcext:value-type="string">
            <text:p>Last Week</text:p>
          </table:table-cell>
          <table:table-cell office:value-type="string" calcext:value-type="string">
            <text:p>K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950164921272591" calcext:value-type="float">
            <text:p>0.95016492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968345320607876" calcext:value-type="float">
            <text:p>0.96834532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946300310420683" calcext:value-type="float">
            <text:p>0.94630031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95535255590153" calcext:value-type="float">
            <text:p>0.9553525559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944774780773542" calcext:value-type="float">
            <text:p>0.94477478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963191440998711" calcext:value-type="float">
            <text:p>0.9631914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938322906589341" calcext:value-type="float">
            <text:p>0.93832290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949703034982855" calcext:value-type="float">
            <text:p>0.949703035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94070618851171" calcext:value-type="float">
            <text:p>0.94070618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95942258884797" calcext:value-type="float">
            <text:p>0.95942258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93363153522569" calcext:value-type="float">
            <text:p>0.93363153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946151199150525" calcext:value-type="float">
            <text:p>0.9461511992</text:p>
          </table:table-cell>
          <table:table-cell table:number-columns-repeated="2"/>
          <table:table-cell>
            <draw:frame table:end-cell-address="'archive_set-_upto_1000'.Y21" table:end-x="0.422in" table:end-y="0.1205in" draw:z-index="0" draw:name="Chart 2" draw:style-name="gr1" svg:width="5in" svg:height="3in" svg:x="0.672in" svg:y="0.187in">
              <draw:object draw:notify-on-update-of-ranges="'archive_set-_upto_1000'.N3:'archive_set-_upto_1000'.N21 'archive_set-_upto_1000'.O3:'archive_set-_upto_1000'.O21 'archive_set-_upto_1000'.F3:'archive_set-_upto_1000'.F21 'archive_set-_upto_1000'.G3:'archive_set-_upto_1000'.G21 'archive_set-_upto_1000'.J3:'archive_set-_upto_1000'.J21 'archive_set-_upto_1000'.K3:'archive_set-_upto_1000'.K21 'archive_set-_upto_1000'.B3:'archive_set-_upto_1000'.B21 'archive_set-_upto_1000'.C3:'archive_set-_upto_1000'.C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938018954162516" calcext:value-type="float">
            <text:p>0.93801895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956362689686572" calcext:value-type="float">
            <text:p>0.95636268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903037154087288" calcext:value-type="float">
            <text:p>0.903037154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943672916051999" calcext:value-type="float">
            <text:p>0.9436729161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936339738563851" calcext:value-type="float">
            <text:p>0.93633973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953841856821833" calcext:value-type="float">
            <text:p>0.95384185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919101621681526" calcext:value-type="float">
            <text:p>0.919101621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939594012026528" calcext:value-type="float">
            <text:p>0.939594012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934458411750608" calcext:value-type="float">
            <text:p>0.934458411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951813983183764" calcext:value-type="float">
            <text:p>0.951813983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912836301284656" calcext:value-type="float">
            <text:p>0.912836301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936490002467789" calcext:value-type="float">
            <text:p>0.9364900025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932129140047202" calcext:value-type="float">
            <text:p>0.932129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950152869118407" calcext:value-type="float">
            <text:p>0.950152869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90493107041666" calcext:value-type="float">
            <text:p>0.904931070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937352516361392" calcext:value-type="float">
            <text:p>0.9373525164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92440332526064" calcext:value-type="float">
            <text:p>0.924403325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94850744320208" calcext:value-type="float">
            <text:p>0.948507443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916202490837705" calcext:value-type="float">
            <text:p>0.916202490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936293133415135" calcext:value-type="float">
            <text:p>0.9362931334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923306075567785" calcext:value-type="float">
            <text:p>0.92330607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947259610575275" calcext:value-type="float">
            <text:p>0.947259610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921306727913244" calcext:value-type="float">
            <text:p>0.92130672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936463452515287" calcext:value-type="float">
            <text:p>0.9364634525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921814358302961" calcext:value-type="float">
            <text:p>0.921814358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94607495592313" calcext:value-type="float">
            <text:p>0.946074955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914053693581588" calcext:value-type="float">
            <text:p>0.914053693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932977115076399" calcext:value-type="float">
            <text:p>0.9329771151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920472069765076" calcext:value-type="float">
            <text:p>0.92047206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945177523080259" calcext:value-type="float">
            <text:p>0.94517752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916606140404994" calcext:value-type="float">
            <text:p>0.916606140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931491289766003" calcext:value-type="float">
            <text:p>0.9314912898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91942287809184" calcext:value-type="float">
            <text:p>0.919422878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944260149484841" calcext:value-type="float">
            <text:p>0.944260149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920841275580238" calcext:value-type="float">
            <text:p>0.920841275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933131546478652" calcext:value-type="float">
            <text:p>0.9331315465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919018838500644" calcext:value-type="float">
            <text:p>0.919018838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943535474739394" calcext:value-type="float">
            <text:p>0.943535474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902432174465861" calcext:value-type="float">
            <text:p>0.902432174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92933007775391" calcext:value-type="float">
            <text:p>0.9293300778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918607184032052" calcext:value-type="float">
            <text:p>0.91860718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942820371787035" calcext:value-type="float">
            <text:p>0.942820371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90009043855159" calcext:value-type="float">
            <text:p>0.900090438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929399219212168" calcext:value-type="float">
            <text:p>0.9293992192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918140747434491" calcext:value-type="float">
            <text:p>0.918140747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942186439391245" calcext:value-type="float">
            <text:p>0.942186439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899774071656175" calcext:value-type="float">
            <text:p>0.899774071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931440463491451" calcext:value-type="float">
            <text:p>0.9314404635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917880700441224" calcext:value-type="float">
            <text:p>0.917880700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940377942817735" calcext:value-type="float">
            <text:p>0.940377942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89817857325889" calcext:value-type="float">
            <text:p>0.898178573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932774774009801" calcext:value-type="float">
            <text:p>0.932774774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915917516749883" calcext:value-type="float">
            <text:p>0.915917516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939861164142412" calcext:value-type="float">
            <text:p>0.939861164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897185403271027" calcext:value-type="float">
            <text:p>0.897185403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921264641465955" calcext:value-type="float">
            <text:p>0.9212646415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915606155619762" calcext:value-type="float">
            <text:p>0.915606155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939070532504143" calcext:value-type="float">
            <text:p>0.939070532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900800988544521" calcext:value-type="float">
            <text:p>0.900800988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929724095320012" calcext:value-type="float">
            <text:p>0.9297240953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915339558638433" calcext:value-type="float">
            <text:p>0.91533955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938498037116647" calcext:value-type="float">
            <text:p>0.93849803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896031788191358" calcext:value-type="float">
            <text:p>0.896031788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924619654605448" calcext:value-type="float">
            <text:p>0.9246196546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937679773098672" calcext:value-type="float">
            <text:p>0.93767977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st Month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937210502931014" calcext:value-type="float">
            <text:p>0.9372105029</text:p>
          </table:table-cell>
          <table:table-cell/>
          <table:table-cell office:value-type="string" calcext:value-type="string">
            <text:p>Last Month</text:p>
          </table:table-cell>
          <table:table-cell table:number-columns-repeated="3"/>
          <table:table-cell office:value-type="string" calcext:value-type="string">
            <text:p>Last Mo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936779057141598" calcext:value-type="float">
            <text:p>0.9367790571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889050589466033" calcext:value-type="float">
            <text:p>0.889050589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936335112742724" calcext:value-type="float">
            <text:p>0.93633511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885721909222058" calcext:value-type="float">
            <text:p>0.88572190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89831973141878" calcext:value-type="float">
            <text:p>0.8983197314</text:p>
          </table:table-cell>
          <table:table-cell/>
          <table:table-cell>
            <draw:frame table:end-cell-address="'archive_set-_upto_1000'.X41" table:end-x="0.2866in" table:end-y="0.0055in" draw:z-index="1" draw:name="Chart 3" draw:style-name="gr1" svg:width="5in" svg:height="3in" svg:x="0.5366in" svg:y="0.3098in">
              <draw:object draw:notify-on-update-of-ranges="'archive_set-_upto_1000'.N25:'archive_set-_upto_1000'.N43 'archive_set-_upto_1000'.O25:'archive_set-_upto_1000'.O43 'archive_set-_upto_1000'.F25:'archive_set-_upto_1000'.F43 'archive_set-_upto_1000'.G25:'archive_set-_upto_1000'.G43 'archive_set-_upto_1000'.B25:'archive_set-_upto_1000'.B43 'archive_set-_upto_1000'.C25:'archive_set-_upto_1000'.C43 'archive_set-_upto_1000'.J25:'archive_set-_upto_1000'.J43 'archive_set-_upto_1000'.K25:'archive_set-_upto_1000'.K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879265511502508" calcext:value-type="float">
            <text:p>0.8792655115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935855853831166" calcext:value-type="float">
            <text:p>0.935855853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873097833878622" calcext:value-type="float">
            <text:p>0.87309783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888193563435537" calcext:value-type="float">
            <text:p>0.8881935634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87147138185703" calcext:value-type="float">
            <text:p>0.871471381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935491157760817" calcext:value-type="float">
            <text:p>0.93549115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865791971892038" calcext:value-type="float">
            <text:p>0.86579197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881100563353129" calcext:value-type="float">
            <text:p>0.8811005634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86691129080757" calcext:value-type="float">
            <text:p>0.8669112908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935106931648737" calcext:value-type="float">
            <text:p>0.93510693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833387718091278" calcext:value-type="float">
            <text:p>0.83338771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877390771352319" calcext:value-type="float">
            <text:p>0.8773907714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86395118373522" calcext:value-type="float">
            <text:p>0.863951183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93473217829146" calcext:value-type="float">
            <text:p>0.93473217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846891155764152" calcext:value-type="float">
            <text:p>0.846891155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869304859299523" calcext:value-type="float">
            <text:p>0.8693048593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860928803032714" calcext:value-type="float">
            <text:p>0.860928803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93443244061911" calcext:value-type="float">
            <text:p>0.934432440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83861569017416" calcext:value-type="float">
            <text:p>0.838615690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864181722590279" calcext:value-type="float">
            <text:p>0.8641817226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857088175314823" calcext:value-type="float">
            <text:p>0.857088175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934070795327182" calcext:value-type="float">
            <text:p>0.934070795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832124955117498" calcext:value-type="float">
            <text:p>0.832124955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865633385045719" calcext:value-type="float">
            <text:p>0.865633385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848801003091198" calcext:value-type="float">
            <text:p>0.8488010031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933711055139455" calcext:value-type="float">
            <text:p>0.933711055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843272406363989" calcext:value-type="float">
            <text:p>0.843272406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864489739639483" calcext:value-type="float">
            <text:p>0.8644897396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847006528665422" calcext:value-type="float">
            <text:p>0.8470065287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933472763546353" calcext:value-type="float">
            <text:p>0.93347276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846423741981376" calcext:value-type="float">
            <text:p>0.8464237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86394237035131" calcext:value-type="float">
            <text:p>0.8639423704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845064903209556" calcext:value-type="float">
            <text:p>0.8450649032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933132608378071" calcext:value-type="float">
            <text:p>0.933132608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840472631236847" calcext:value-type="float">
            <text:p>0.840472631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859597772777411" calcext:value-type="float">
            <text:p>0.8595977728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843277135412683" calcext:value-type="float">
            <text:p>0.843277135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932899290026134" calcext:value-type="float">
            <text:p>0.932899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839524359811039" calcext:value-type="float">
            <text:p>0.83952435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855517541960265" calcext:value-type="float">
            <text:p>0.855517542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841716092342424" calcext:value-type="float">
            <text:p>0.8417160923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932600433625237" calcext:value-type="float">
            <text:p>0.932600433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843035360109839" calcext:value-type="float">
            <text:p>0.843035360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858514479738659" calcext:value-type="float">
            <text:p>0.8585144797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841070388806978" calcext:value-type="float">
            <text:p>0.841070388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93222707624379" calcext:value-type="float">
            <text:p>0.932227076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824740659173346" calcext:value-type="float">
            <text:p>0.824740659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851573340674294" calcext:value-type="float">
            <text:p>0.8515733407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84046600028816" calcext:value-type="float">
            <text:p>0.840466000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931965268377828" calcext:value-type="float">
            <text:p>0.931965268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823262347677966" calcext:value-type="float">
            <text:p>0.823262347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852686120770364" calcext:value-type="float">
            <text:p>0.8526861208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839802837984891" calcext:value-type="float">
            <text:p>0.83980283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931780036190398" calcext:value-type="float">
            <text:p>0.931780036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823250753077637" calcext:value-type="float">
            <text:p>0.823250753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855489134677669" calcext:value-type="float">
            <text:p>0.8554891347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839350172096448" calcext:value-type="float">
            <text:p>0.839350172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931590089249502" calcext:value-type="float">
            <text:p>0.931590089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823712541030366" calcext:value-type="float">
            <text:p>0.82371254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858446483657409" calcext:value-type="float">
            <text:p>0.8584464837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836070138914138" calcext:value-type="float">
            <text:p>0.83607013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931300811990296" calcext:value-type="float">
            <text:p>0.93130081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819835583459956" calcext:value-type="float">
            <text:p>0.819835583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842600536776338" calcext:value-type="float">
            <text:p>0.8426005368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835544796008548" calcext:value-type="float">
            <text:p>0.835544796</text:p>
          </table:table-cell>
          <table:table-cell table:number-columns-repeated="5"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824976979647704" calcext:value-type="float">
            <text:p>0.824976979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854410531382687" calcext:value-type="float">
            <text:p>0.8544105314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835210094388764" calcext:value-type="float">
            <text:p>0.8352100944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817763094360636" calcext:value-type="float">
            <text:p>0.817763094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844072042199307" calcext:value-type="float">
            <text:p>0.844072042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st Year</text:p>
          </table:table-cell>
          <table:table-cell table:number-columns-repeated="3"/>
          <table:table-cell office:value-type="string" calcext:value-type="string">
            <text:p>Last Month</text:p>
          </table:table-cell>
          <table:table-cell table:number-columns-repeated="3"/>
          <table:table-cell office:value-type="string" calcext:value-type="string">
            <text:p>Last Year</text:p>
          </table:table-cell>
          <table:table-cell table:number-columns-repeated="3"/>
          <table:table-cell office:value-type="string" calcext:value-type="string">
            <text:p>Last Y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416198386585356" calcext:value-type="float">
            <text:p>0.41619838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924928507808199" calcext:value-type="float">
            <text:p>0.92492850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418634688005043" calcext:value-type="float">
            <text:p>0.4186346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451778043448194" calcext:value-type="float">
            <text:p>0.4517780434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379904062476326" calcext:value-type="float">
            <text:p>0.3799040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914258268038351" calcext:value-type="float">
            <text:p>0.9142582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372944739881036" calcext:value-type="float">
            <text:p>0.37294473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411720939995334" calcext:value-type="float">
            <text:p>0.41172094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341801013574054" calcext:value-type="float">
            <text:p>0.34180101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906486911402834" calcext:value-type="float">
            <text:p>0.90648691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349901172035856" calcext:value-type="float">
            <text:p>0.3499011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379335918955925" calcext:value-type="float">
            <text:p>0.379335919</text:p>
          </table:table-cell>
          <table:table-cell>
            <draw:frame table:end-cell-address="'archive_set-_upto_1000'.W64" table:end-x="0.2189in" table:end-y="0.0783in" draw:z-index="2" draw:name="Chart 4" draw:style-name="gr1" svg:width="5in" svg:height="3in" svg:x="0.4689in" svg:y="0.3346in">
              <draw:object draw:notify-on-update-of-ranges="'archive_set-_upto_1000'.N47:'archive_set-_upto_1000'.N65 'archive_set-_upto_1000'.O47:'archive_set-_upto_1000'.O65 'archive_set-_upto_1000'.F47:'archive_set-_upto_1000'.F65 'archive_set-_upto_1000'.G47:'archive_set-_upto_1000'.G65 'archive_set-_upto_1000'.B47:'archive_set-_upto_1000'.B65 'archive_set-_upto_1000'.C47:'archive_set-_upto_1000'.C65 'archive_set-_upto_1000'.J47:'archive_set-_upto_1000'.J65 'archive_set-_upto_1000'.K47:'archive_set-_upto_1000'.K6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326982721261819" calcext:value-type="float">
            <text:p>0.32698272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900440126113296" calcext:value-type="float">
            <text:p>0.90044012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314352772832818" calcext:value-type="float">
            <text:p>0.314352772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376569983107663" calcext:value-type="float">
            <text:p>0.3765699831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315736881050904" calcext:value-type="float">
            <text:p>0.31573688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895646853537088" calcext:value-type="float">
            <text:p>0.89564685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294519889262748" calcext:value-type="float">
            <text:p>0.29451988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326168240083924" calcext:value-type="float">
            <text:p>0.3261682401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305178634413179" calcext:value-type="float">
            <text:p>0.305178634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892124025918982" calcext:value-type="float">
            <text:p>0.892124025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282344779822797" calcext:value-type="float">
            <text:p>0.282344779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305625536298657" calcext:value-type="float">
            <text:p>0.3056255363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2894690850135" calcext:value-type="float">
            <text:p>0.2894690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88887732801815" calcext:value-type="float">
            <text:p>0.88887732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28108450799342" calcext:value-type="float">
            <text:p>0.2810845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308577540530858" calcext:value-type="float">
            <text:p>0.3085775405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27753515942805" calcext:value-type="float">
            <text:p>0.277535159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885978072531095" calcext:value-type="float">
            <text:p>0.885978072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289147707842327" calcext:value-type="float">
            <text:p>0.289147707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316387456938135" calcext:value-type="float">
            <text:p>0.3163874569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273126083406264" calcext:value-type="float">
            <text:p>0.273126083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883620705580976" calcext:value-type="float">
            <text:p>0.88362070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292187980916282" calcext:value-type="float">
            <text:p>0.29218798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322937308488977" calcext:value-type="float">
            <text:p>0.3229373085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262845752215985" calcext:value-type="float">
            <text:p>0.262845752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881471868985794" calcext:value-type="float">
            <text:p>0.88147186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283685673008367" calcext:value-type="float">
            <text:p>0.28368567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303179707406775" calcext:value-type="float">
            <text:p>0.3031797074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258373575383011" calcext:value-type="float">
            <text:p>0.25837357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879873353987267" calcext:value-type="float">
            <text:p>0.8798733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26004579301201" calcext:value-type="float">
            <text:p>0.2600457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269871828248373" calcext:value-type="float">
            <text:p>0.2698718282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255676418955581" calcext:value-type="float">
            <text:p>0.25567641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878060263244475" calcext:value-type="float">
            <text:p>0.87806026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24479826149111" calcext:value-type="float">
            <text:p>0.244798261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290412340157775" calcext:value-type="float">
            <text:p>0.2904123402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253712325778918" calcext:value-type="float">
            <text:p>0.253712325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87675936056986" calcext:value-type="float">
            <text:p>0.876759360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233656271242354" calcext:value-type="float">
            <text:p>0.233656271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247738353757483" calcext:value-type="float">
            <text:p>0.2477383538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251599536257422" calcext:value-type="float">
            <text:p>0.251599536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875494351887449" calcext:value-type="float">
            <text:p>0.875494351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232925407598581" calcext:value-type="float">
            <text:p>0.23292540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264329206238147" calcext:value-type="float">
            <text:p>0.2643292062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249849668669168" calcext:value-type="float">
            <text:p>0.249849668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874309271563026" calcext:value-type="float">
            <text:p>0.87430927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229968095727255" calcext:value-type="float">
            <text:p>0.229968095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26822230067725" calcext:value-type="float">
            <text:p>0.2682223007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248301277856157" calcext:value-type="float">
            <text:p>0.248301277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871559022269882" calcext:value-type="float">
            <text:p>0.871559022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25870540501542" calcext:value-type="float">
            <text:p>0.25870540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297067292475972" calcext:value-type="float">
            <text:p>0.2970672925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230272169727562" calcext:value-type="float">
            <text:p>0.230272169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870621105418885" calcext:value-type="float">
            <text:p>0.870621105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219255507914765" calcext:value-type="float">
            <text:p>0.21925550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233608090455374" calcext:value-type="float">
            <text:p>0.2336080905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224646805569581" calcext:value-type="float">
            <text:p>0.224646805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869368201239841" calcext:value-type="float">
            <text:p>0.869368201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253271760329848" calcext:value-type="float">
            <text:p>0.253271760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285956854099546" calcext:value-type="float">
            <text:p>0.2859568541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223339851047189" calcext:value-type="float">
            <text:p>0.22333985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868517642746161" calcext:value-type="float">
            <text:p>0.868517642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218266989920281" calcext:value-type="float">
            <text:p>0.21826698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230475630095268" calcext:value-type="float">
            <text:p>0.230475630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867230300424718" calcext:value-type="float">
            <text:p>0.867230300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866451410970897" calcext:value-type="float">
            <text:p>0.86645141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865680960509167" calcext:value-type="float">
            <text:p>0.86568096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864878164811397" calcext:value-type="float">
            <text:p>0.864878164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864046930459375" calcext:value-type="float">
            <text:p>0.86404693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863276933156452" calcext:value-type="float">
            <text:p>0.86327693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862678836466522" calcext:value-type="float">
            <text:p>0.862678836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862155474404189" calcext:value-type="float">
            <text:p>0.862155474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861676329135927" calcext:value-type="float">
            <text:p>0.861676329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861175686303088" calcext:value-type="float">
            <text:p>0.86117568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860609169284572" calcext:value-type="float">
            <text:p>0.860609169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860212783121874" calcext:value-type="float">
            <text:p>0.860212783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859742554237737" calcext:value-type="float">
            <text:p>0.859742554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859400612954534" calcext:value-type="float">
            <text:p>0.8594006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858964923377147" calcext:value-type="float">
            <text:p>0.858964923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858439703225412" calcext:value-type="float">
            <text:p>0.85843970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857977472891755" calcext:value-type="float">
            <text:p>0.857977472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857598449870461" calcext:value-type="float">
            <text:p>0.85759844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857278447733143" calcext:value-type="float">
            <text:p>0.857278447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856873639047845" calcext:value-type="float">
            <text:p>0.85687363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ast Y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553860126601425" calcext:value-type="float">
            <text:p>0.553860126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513458771250308" calcext:value-type="float">
            <text:p>0.51345877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485547545983431" calcext:value-type="float">
            <text:p>0.48554754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46354486300779" calcext:value-type="float">
            <text:p>0.4635448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443607488847892" calcext:value-type="float">
            <text:p>0.443607488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430584494993809" calcext:value-type="float">
            <text:p>0.43058449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417081425837987" calcext:value-type="float">
            <text:p>0.417081425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406159206207272" calcext:value-type="float">
            <text:p>0.406159206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396185792018299" calcext:value-type="float">
            <text:p>0.39618579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385534800629689" calcext:value-type="float">
            <text:p>0.385534800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379821415883646" calcext:value-type="float">
            <text:p>0.379821415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372938959925654" calcext:value-type="float">
            <text:p>0.37293895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36759502510626" calcext:value-type="float">
            <text:p>0.367595025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362424778903593" calcext:value-type="float">
            <text:p>0.362424778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358482380199319" calcext:value-type="float">
            <text:p>0.358482380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348039000346496" calcext:value-type="float">
            <text:p>0.348039000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344115072617773" calcext:value-type="float">
            <text:p>0.344115072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339830654189258" calcext:value-type="float">
            <text:p>0.339830654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336322219839205" calcext:value-type="float">
            <text:p>0.336322219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332076854670475" calcext:value-type="float">
            <text:p>0.332076854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328999062135208" calcext:value-type="float">
            <text:p>0.328999062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325483244550102" calcext:value-type="float">
            <text:p>0.325483244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322033110342858" calcext:value-type="float">
            <text:p>0.322033110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318633641529539" calcext:value-type="float">
            <text:p>0.318633641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316339441695412" calcext:value-type="float">
            <text:p>0.316339441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314344958708715" calcext:value-type="float">
            <text:p>0.314344958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312560475898477" calcext:value-type="float">
            <text:p>0.312560475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311029805778206" calcext:value-type="float">
            <text:p>0.311029805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309199022165431" calcext:value-type="float">
            <text:p>0.309199022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307687440807966" calcext:value-type="float">
            <text:p>0.307687440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306315221280662" calcext:value-type="float">
            <text:p>0.306315221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30474448452882" calcext:value-type="float">
            <text:p>0.304744484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303429565471635" calcext:value-type="float">
            <text:p>0.303429565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301751407682836" calcext:value-type="float">
            <text:p>0.301751407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2997114413568" calcext:value-type="float">
            <text:p>0.299711441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297723721684654" calcext:value-type="float">
            <text:p>0.297723721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296243510597219" calcext:value-type="float">
            <text:p>0.296243510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294760683969444" calcext:value-type="float">
            <text:p>0.29476068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292950357360386" calcext:value-type="float">
            <text:p>0.2929503574</text:p>
          </table:table-cell>
          <table:table-cell table:number-columns-repeated="1017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03T01:22:02Z</meta:creation-date>
    <dc:date>2016-07-12T01:55:05.276352106</dc:date>
    <meta:editing-cycles>10</meta:editing-cycles>
    <meta:editing-duration>PT13H19M</meta:editing-duration>
    <meta:document-statistic meta:table-count="1" meta:cell-count="9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10" style:family="chart" style:data-style-name="N0">
      <style:chart-properties chart:symbol-type="named-symbol" chart:symbol-name="squar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7cm" chart:symbol-height="0.157cm" chart:link-data-style-to-source="true"/>
      <style:graphic-properties draw:stroke="none" draw:fill="non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scatter" chart:column-mapping="3 4 1 2 0" chart:style-name="ch1">
        <chart:title svg:x="3.734cm" svg:y="0.288cm" chart:style-name="ch2">
          <text:p>Last Week Runnings</text:p>
        </chart:title>
        <chart:legend chart:legend-position="end" svg:x="10.43cm" svg:y="2.764cm" style:legend-expansion="high" chart:style-name="ch3"/>
        <chart:plot-area chart:style-name="ch4" table:cell-range-address="'archive_set-_upto_1000'.N3:'archive_set-_upto_1000'.O21 'archive_set-_upto_1000'.G3:'archive_set-_upto_1000'.G21 'archive_set-_upto_1000'.K3:'archive_set-_upto_1000'.K21 'archive_set-_upto_1000'.C3:'archive_set-_upto_1000'.C21" svg:x="1.367cm" svg:y="1.345cm" svg:width="8.809cm" svg:height="5.041cm">
          <chartooo:coordinate-region svg:x="2.385cm" svg:y="1.544cm" svg:width="7.366cm" svg:height="4.195cm"/>
          <chart:axis chart:dimension="x" chart:name="primary-x" chart:style-name="ch5">
            <chart:title svg:x="4.781cm" svg:y="6.538cm" chart:style-name="ch6">
              <text:p>BlockSize</text:p>
            </chart:title>
            <chart:grid chart:style-name="ch7" chart:class="major"/>
          </chart:axis>
          <chart:axis chart:dimension="y" chart:name="primary-y" chart:style-name="ch8">
            <chart:title svg:x="0.451cm" svg:y="4.432cm" chart:style-name="ch9">
              <text:p>Ratio</text:p>
            </chart:title>
            <chart:grid chart:style-name="ch7" chart:class="major"/>
          </chart:axis>
          <chart:series chart:style-name="ch10" chart:values-cell-range-address="'archive_set-_upto_1000'.O3:'archive_set-_upto_1000'.O21" chart:class="chart:scatter">
            <chart:domain table:cell-range-address="'archive_set-_upto_1000'.N3:'archive_set-_upto_1000'.N21"/>
            <chart:data-point chart:repeated="19"/>
          </chart:series>
          <chart:series chart:style-name="ch11" chart:values-cell-range-address="'archive_set-_upto_1000'.G3:'archive_set-_upto_1000'.G21" chart:class="chart:scatter">
            <chart:domain table:cell-range-address="'archive_set-_upto_1000'.F3:'archive_set-_upto_1000'.F21"/>
            <chart:data-point chart:repeated="19"/>
          </chart:series>
          <chart:series chart:style-name="ch12" chart:values-cell-range-address="'archive_set-_upto_1000'.K3:'archive_set-_upto_1000'.K21" chart:class="chart:scatter">
            <chart:domain table:cell-range-address="'archive_set-_upto_1000'.J3:'archive_set-_upto_1000'.J21"/>
            <chart:data-point chart:repeated="19"/>
          </chart:series>
          <chart:series chart:style-name="ch13" chart:values-cell-range-address="'archive_set-_upto_1000'.C3:'archive_set-_upto_1000'.C21" chart:class="chart:scatter">
            <chart:domain table:cell-range-address="'archive_set-_upto_1000'.B3:'archive_set-_upto_1000'.B21"/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  <draw:g>
                  <svg:desc>'archive_set-_upto_1000'.N3:'archive_set-_upto_1000'.N21</svg:desc>
                </draw:g>
              </table:table-cell>
              <table:table-cell office:value-type="float" office:value="0.95535255590153">
                <text:p>0.95535255590153</text:p>
                <draw:g>
                  <svg:desc>'archive_set-_upto_1000'.O3:'archive_set-_upto_1000'.O21</svg:desc>
                </draw:g>
              </table:table-cell>
              <table:table-cell office:value-type="float" office:value="49.7996982326422">
                <text:p>49.7996982326422</text:p>
                <draw:g>
                  <svg:desc>'archive_set-_upto_1000'.F3:'archive_set-_upto_1000'.F21</svg:desc>
                </draw:g>
              </table:table-cell>
              <table:table-cell office:value-type="float" office:value="0.968345320607876">
                <text:p>0.968345320607876</text:p>
                <draw:g>
                  <svg:desc>'archive_set-_upto_1000'.G3:'archive_set-_upto_1000'.G21</svg:desc>
                </draw:g>
              </table:table-cell>
              <table:table-cell office:value-type="float" office:value="195.392460633144">
                <text:p>195.392460633144</text:p>
                <draw:g>
                  <svg:desc>'archive_set-_upto_1000'.J3:'archive_set-_upto_1000'.J21</svg:desc>
                </draw:g>
              </table:table-cell>
              <table:table-cell office:value-type="float" office:value="0.946300310420683">
                <text:p>0.946300310420683</text:p>
                <draw:g>
                  <svg:desc>'archive_set-_upto_1000'.K3:'archive_set-_upto_1000'.K21</svg:desc>
                </draw:g>
              </table:table-cell>
              <table:table-cell office:value-type="float" office:value="222.956178572616">
                <text:p>222.956178572616</text:p>
                <draw:g>
                  <svg:desc>'archive_set-_upto_1000'.B3:'archive_set-_upto_1000'.B21</svg:desc>
                </draw:g>
              </table:table-cell>
              <table:table-cell office:value-type="float" office:value="0.950164921272591">
                <text:p>0.950164921272591</text:p>
                <draw:g>
                  <svg:desc>'archive_set-_upto_1000'.C3:'archive_set-_upto_1000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949703034982855">
                <text:p>0.949703034982855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963191440998711">
                <text:p>0.963191440998711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938322906589341">
                <text:p>0.93832290658934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944774780773542">
                <text:p>0.944774780773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946151199150525">
                <text:p>0.946151199150525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95942258884797">
                <text:p>0.95942258884797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93363153522569">
                <text:p>0.93363153522569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94070618851171">
                <text:p>0.94070618851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943672916051999">
                <text:p>0.943672916051999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956362689686572">
                <text:p>0.956362689686572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903037154087288">
                <text:p>0.903037154087288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938018954162516">
                <text:p>0.938018954162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939594012026528">
                <text:p>0.939594012026528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953841856821833">
                <text:p>0.953841856821833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919101621681526">
                <text:p>0.919101621681526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936339738563851">
                <text:p>0.936339738563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936490002467789">
                <text:p>0.936490002467789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951813983183764">
                <text:p>0.951813983183764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912836301284656">
                <text:p>0.912836301284656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934458411750608">
                <text:p>0.934458411750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937352516361392">
                <text:p>0.937352516361392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950152869118407">
                <text:p>0.950152869118407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90493107041666">
                <text:p>0.90493107041666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932129140047202">
                <text:p>0.932129140047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936293133415135">
                <text:p>0.936293133415135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94850744320208">
                <text:p>0.94850744320208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916202490837705">
                <text:p>0.916202490837705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92440332526064">
                <text:p>0.92440332526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936463452515287">
                <text:p>0.936463452515287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947259610575275">
                <text:p>0.947259610575275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921306727913244">
                <text:p>0.921306727913244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923306075567785">
                <text:p>0.923306075567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932977115076399">
                <text:p>0.932977115076399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94607495592313">
                <text:p>0.94607495592313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914053693581588">
                <text:p>0.914053693581588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921814358302961">
                <text:p>0.921814358302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931491289766003">
                <text:p>0.931491289766003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945177523080259">
                <text:p>0.945177523080259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916606140404994">
                <text:p>0.916606140404994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920472069765076">
                <text:p>0.920472069765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933131546478652">
                <text:p>0.933131546478652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944260149484841">
                <text:p>0.944260149484841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920841275580238">
                <text:p>0.920841275580238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91942287809184">
                <text:p>0.91942287809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92933007775391">
                <text:p>0.92933007775391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943535474739394">
                <text:p>0.943535474739394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902432174465861">
                <text:p>0.902432174465861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919018838500644">
                <text:p>0.919018838500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929399219212168">
                <text:p>0.929399219212168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942820371787035">
                <text:p>0.942820371787035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90009043855159">
                <text:p>0.90009043855159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918607184032052">
                <text:p>0.918607184032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931440463491451">
                <text:p>0.931440463491451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942186439391245">
                <text:p>0.942186439391245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99774071656175">
                <text:p>0.899774071656175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918140747434491">
                <text:p>0.918140747434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932774774009801">
                <text:p>0.932774774009801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940377942817735">
                <text:p>0.940377942817735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9817857325889">
                <text:p>0.89817857325889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917880700441224">
                <text:p>0.917880700441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921264641465955">
                <text:p>0.921264641465955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939861164142412">
                <text:p>0.939861164142412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97185403271027">
                <text:p>0.897185403271027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915917516749883">
                <text:p>0.915917516749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929724095320012">
                <text:p>0.929724095320012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939070532504143">
                <text:p>0.939070532504143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900800988544521">
                <text:p>0.900800988544521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915606155619762">
                <text:p>0.915606155619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924619654605448">
                <text:p>0.924619654605448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938498037116647">
                <text:p>0.938498037116647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96031788191358">
                <text:p>0.896031788191358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915339558638433">
                <text:p>0.915339558638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column-mapping="3 4 1 0 2" chart:style-name="ch1">
        <chart:title svg:x="3.641cm" svg:y="0.288cm" chart:style-name="ch2">
          <text:p>Last Month Runnings</text:p>
        </chart:title>
        <chart:legend chart:legend-position="end" svg:x="10.429cm" svg:y="2.764cm" style:legend-expansion="high" chart:style-name="ch3"/>
        <chart:plot-area chart:style-name="ch4" table:cell-range-address="'archive_set-_upto_1000'.N25:'archive_set-_upto_1000'.O43 'archive_set-_upto_1000'.G25:'archive_set-_upto_1000'.G43 'archive_set-_upto_1000'.C25:'archive_set-_upto_1000'.C43 'archive_set-_upto_1000'.K25:'archive_set-_upto_1000'.K43" svg:x="1.367cm" svg:y="1.345cm" svg:width="8.808cm" svg:height="5.04cm">
          <chartooo:coordinate-region svg:x="2.385cm" svg:y="1.544cm" svg:width="7.365cm" svg:height="4.195cm"/>
          <chart:axis chart:dimension="x" chart:name="primary-x" chart:style-name="ch5">
            <chart:title svg:x="4.781cm" svg:y="6.537cm" chart:style-name="ch6">
              <text:p>BlockSize</text:p>
            </chart:title>
            <chart:grid chart:style-name="ch7" chart:class="major"/>
          </chart:axis>
          <chart:axis chart:dimension="y" chart:name="primary-y" chart:style-name="ch8">
            <chart:title svg:x="0.451cm" svg:y="4.432cm" chart:style-name="ch9">
              <text:p>Ratio</text:p>
            </chart:title>
            <chart:grid chart:style-name="ch7" chart:class="major"/>
          </chart:axis>
          <chart:series chart:style-name="ch10" chart:values-cell-range-address="'archive_set-_upto_1000'.O25:'archive_set-_upto_1000'.O43" chart:class="chart:scatter">
            <chart:domain table:cell-range-address="'archive_set-_upto_1000'.N25:'archive_set-_upto_1000'.N43"/>
            <chart:data-point chart:repeated="19"/>
          </chart:series>
          <chart:series chart:style-name="ch10" chart:values-cell-range-address="'archive_set-_upto_1000'.G25:'archive_set-_upto_1000'.G43" chart:class="chart:scatter">
            <chart:domain table:cell-range-address="'archive_set-_upto_1000'.F25:'archive_set-_upto_1000'.F43"/>
            <chart:data-point chart:repeated="19"/>
          </chart:series>
          <chart:series chart:style-name="ch10" chart:values-cell-range-address="'archive_set-_upto_1000'.C25:'archive_set-_upto_1000'.C43" chart:class="chart:scatter">
            <chart:domain table:cell-range-address="'archive_set-_upto_1000'.B25:'archive_set-_upto_1000'.B43"/>
            <chart:data-point chart:repeated="19"/>
          </chart:series>
          <chart:series chart:style-name="ch10" chart:values-cell-range-address="'archive_set-_upto_1000'.K25:'archive_set-_upto_1000'.K43" chart:class="chart:scatter">
            <chart:domain table:cell-range-address="'archive_set-_upto_1000'.J25:'archive_set-_upto_1000'.J43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  <draw:g>
                  <svg:desc>'archive_set-_upto_1000'.N25:'archive_set-_upto_1000'.N43</svg:desc>
                </draw:g>
              </table:table-cell>
              <table:table-cell office:value-type="float" office:value="0.89831973141878">
                <text:p>0.89831973141878</text:p>
                <draw:g>
                  <svg:desc>'archive_set-_upto_1000'.O25:'archive_set-_upto_1000'.O43</svg:desc>
                </draw:g>
              </table:table-cell>
              <table:table-cell office:value-type="float" office:value="521.42292866964">
                <text:p>521.42292866964</text:p>
                <draw:g>
                  <svg:desc>'archive_set-_upto_1000'.F25:'archive_set-_upto_1000'.F43</svg:desc>
                </draw:g>
              </table:table-cell>
              <table:table-cell office:value-type="float" office:value="0.936335112742724">
                <text:p>0.936335112742724</text:p>
                <draw:g>
                  <svg:desc>'archive_set-_upto_1000'.G25:'archive_set-_upto_1000'.G43</svg:desc>
                </draw:g>
              </table:table-cell>
              <table:table-cell office:value-type="float" office:value="222.956178572616">
                <text:p>222.956178572616</text:p>
                <draw:g>
                  <svg:desc>'archive_set-_upto_1000'.B25:'archive_set-_upto_1000'.B43</svg:desc>
                </draw:g>
              </table:table-cell>
              <table:table-cell office:value-type="float" office:value="0.889050589466033">
                <text:p>0.889050589466033</text:p>
                <draw:g>
                  <svg:desc>'archive_set-_upto_1000'.C25:'archive_set-_upto_1000'.C43</svg:desc>
                </draw:g>
              </table:table-cell>
              <table:table-cell office:value-type="float" office:value="195.392460633144">
                <text:p>195.392460633144</text:p>
                <draw:g>
                  <svg:desc>'archive_set-_upto_1000'.J25:'archive_set-_upto_1000'.J43</svg:desc>
                </draw:g>
              </table:table-cell>
              <table:table-cell office:value-type="float" office:value="0.885721909222058">
                <text:p>0.885721909222058</text:p>
                <draw:g>
                  <svg:desc>'archive_set-_upto_1000'.K25:'archive_set-_upto_1000'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888193563435537">
                <text:p>0.888193563435537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935855853831166">
                <text:p>0.935855853831166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879265511502508">
                <text:p>0.879265511502508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873097833878622">
                <text:p>0.873097833878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881100563353129">
                <text:p>0.881100563353129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935491157760817">
                <text:p>0.935491157760817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87147138185703">
                <text:p>0.87147138185703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865791971892038">
                <text:p>0.865791971892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877390771352319">
                <text:p>0.877390771352319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935106931648737">
                <text:p>0.935106931648737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86691129080757">
                <text:p>0.86691129080757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833387718091278">
                <text:p>0.83338771809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869304859299523">
                <text:p>0.869304859299523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93473217829146">
                <text:p>0.93473217829146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86395118373522">
                <text:p>0.86395118373522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846891155764152">
                <text:p>0.846891155764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864181722590279">
                <text:p>0.864181722590279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93443244061911">
                <text:p>0.93443244061911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860928803032714">
                <text:p>0.860928803032714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83861569017416">
                <text:p>0.83861569017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865633385045719">
                <text:p>0.865633385045719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934070795327182">
                <text:p>0.934070795327182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857088175314823">
                <text:p>0.857088175314823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832124955117498">
                <text:p>0.83212495511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864489739639483">
                <text:p>0.864489739639483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933711055139455">
                <text:p>0.933711055139455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848801003091198">
                <text:p>0.848801003091198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843272406363989">
                <text:p>0.843272406363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86394237035131">
                <text:p>0.86394237035131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933472763546353">
                <text:p>0.933472763546353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847006528665422">
                <text:p>0.847006528665422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846423741981376">
                <text:p>0.846423741981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859597772777411">
                <text:p>0.859597772777411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933132608378071">
                <text:p>0.933132608378071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845064903209556">
                <text:p>0.845064903209556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840472631236847">
                <text:p>0.840472631236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855517541960265">
                <text:p>0.855517541960265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932899290026134">
                <text:p>0.932899290026134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843277135412683">
                <text:p>0.843277135412683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839524359811039">
                <text:p>0.839524359811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858514479738659">
                <text:p>0.858514479738659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932600433625237">
                <text:p>0.932600433625237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841716092342424">
                <text:p>0.841716092342424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843035360109839">
                <text:p>0.843035360109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851573340674294">
                <text:p>0.851573340674294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93222707624379">
                <text:p>0.93222707624379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841070388806978">
                <text:p>0.841070388806978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824740659173346">
                <text:p>0.824740659173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852686120770364">
                <text:p>0.852686120770364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931965268377828">
                <text:p>0.931965268377828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84046600028816">
                <text:p>0.84046600028816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823262347677966">
                <text:p>0.823262347677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855489134677669">
                <text:p>0.855489134677669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931780036190398">
                <text:p>0.931780036190398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839802837984891">
                <text:p>0.839802837984891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23250753077637">
                <text:p>0.823250753077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858446483657409">
                <text:p>0.858446483657409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931590089249502">
                <text:p>0.931590089249502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839350172096448">
                <text:p>0.839350172096448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23712541030366">
                <text:p>0.823712541030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842600536776338">
                <text:p>0.842600536776338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931300811990296">
                <text:p>0.931300811990296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836070138914138">
                <text:p>0.836070138914138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19835583459956">
                <text:p>0.81983558345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854410531382687">
                <text:p>0.85441053138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835544796008548">
                <text:p>0.835544796008548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824976979647704">
                <text:p>0.824976979647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844072042199307">
                <text:p>0.84407204219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835210094388764">
                <text:p>0.835210094388764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17763094360636">
                <text:p>0.817763094360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column-mapping="3 4 1 0 2" chart:style-name="ch1">
        <chart:title svg:x="5.11cm" svg:y="0.288cm" chart:style-name="ch2">
          <text:p>Last Year</text:p>
        </chart:title>
        <chart:legend chart:legend-position="end" svg:x="10.429cm" svg:y="2.764cm" style:legend-expansion="high" chart:style-name="ch3"/>
        <chart:plot-area chart:style-name="ch4" table:cell-range-address="'archive_set-_upto_1000'.N47:'archive_set-_upto_1000'.O65 'archive_set-_upto_1000'.G47:'archive_set-_upto_1000'.G65 'archive_set-_upto_1000'.C47:'archive_set-_upto_1000'.C65 'archive_set-_upto_1000'.K47:'archive_set-_upto_1000'.K65" svg:x="1.367cm" svg:y="1.345cm" svg:width="8.808cm" svg:height="5.04cm">
          <chartooo:coordinate-region svg:x="2.174cm" svg:y="1.544cm" svg:width="7.576cm" svg:height="4.194cm"/>
          <chart:axis chart:dimension="x" chart:name="primary-x" chart:style-name="ch5">
            <chart:title svg:x="4.781cm" svg:y="6.537cm" chart:style-name="ch6">
              <text:p>BlockSize</text:p>
            </chart:title>
            <chart:grid chart:style-name="ch7" chart:class="major"/>
          </chart:axis>
          <chart:axis chart:dimension="y" chart:name="primary-y" chart:style-name="ch8">
            <chart:title svg:x="0.451cm" svg:y="4.432cm" chart:style-name="ch9">
              <text:p>Ratio</text:p>
            </chart:title>
            <chart:grid chart:style-name="ch7" chart:class="major"/>
          </chart:axis>
          <chart:series chart:style-name="ch10" chart:values-cell-range-address="'archive_set-_upto_1000'.O47:'archive_set-_upto_1000'.O65" chart:class="chart:scatter">
            <chart:domain table:cell-range-address="'archive_set-_upto_1000'.N47:'archive_set-_upto_1000'.N65"/>
            <chart:data-point chart:repeated="19"/>
          </chart:series>
          <chart:series chart:style-name="ch10" chart:values-cell-range-address="'archive_set-_upto_1000'.G47:'archive_set-_upto_1000'.G65" chart:class="chart:scatter">
            <chart:domain table:cell-range-address="'archive_set-_upto_1000'.F47:'archive_set-_upto_1000'.F65"/>
            <chart:data-point chart:repeated="19"/>
          </chart:series>
          <chart:series chart:style-name="ch10" chart:values-cell-range-address="'archive_set-_upto_1000'.C47:'archive_set-_upto_1000'.C65" chart:class="chart:scatter">
            <chart:domain table:cell-range-address="'archive_set-_upto_1000'.B47:'archive_set-_upto_1000'.B65"/>
            <chart:data-point chart:repeated="19"/>
          </chart:series>
          <chart:series chart:style-name="ch10" chart:values-cell-range-address="'archive_set-_upto_1000'.K47:'archive_set-_upto_1000'.K65" chart:class="chart:scatter">
            <chart:domain table:cell-range-address="'archive_set-_upto_1000'.J47:'archive_set-_upto_1000'.J6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  <draw:g>
                  <svg:desc>'archive_set-_upto_1000'.N47:'archive_set-_upto_1000'.N65</svg:desc>
                </draw:g>
              </table:table-cell>
              <table:table-cell office:value-type="float" office:value="0.451778043448194">
                <text:p>0.451778043448194</text:p>
                <draw:g>
                  <svg:desc>'archive_set-_upto_1000'.O47:'archive_set-_upto_1000'.O65</svg:desc>
                </draw:g>
              </table:table-cell>
              <table:table-cell office:value-type="float" office:value="49.7996982326422">
                <text:p>49.7996982326422</text:p>
                <draw:g>
                  <svg:desc>'archive_set-_upto_1000'.F47:'archive_set-_upto_1000'.F65</svg:desc>
                </draw:g>
              </table:table-cell>
              <table:table-cell office:value-type="float" office:value="0.924928507808199">
                <text:p>0.924928507808199</text:p>
                <draw:g>
                  <svg:desc>'archive_set-_upto_1000'.G47:'archive_set-_upto_1000'.G65</svg:desc>
                </draw:g>
              </table:table-cell>
              <table:table-cell office:value-type="float" office:value="222.956178572616">
                <text:p>222.956178572616</text:p>
                <draw:g>
                  <svg:desc>'archive_set-_upto_1000'.B47:'archive_set-_upto_1000'.B65</svg:desc>
                </draw:g>
              </table:table-cell>
              <table:table-cell office:value-type="float" office:value="0.416198386585356">
                <text:p>0.416198386585356</text:p>
                <draw:g>
                  <svg:desc>'archive_set-_upto_1000'.C47:'archive_set-_upto_1000'.C65</svg:desc>
                </draw:g>
              </table:table-cell>
              <table:table-cell office:value-type="float" office:value="195.392460633144">
                <text:p>195.392460633144</text:p>
                <draw:g>
                  <svg:desc>'archive_set-_upto_1000'.J47:'archive_set-_upto_1000'.J65</svg:desc>
                </draw:g>
              </table:table-cell>
              <table:table-cell office:value-type="float" office:value="0.418634688005043">
                <text:p>0.418634688005043</text:p>
                <draw:g>
                  <svg:desc>'archive_set-_upto_1000'.K47:'archive_set-_upto_1000'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411720939995334">
                <text:p>0.411720939995334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914258268038351">
                <text:p>0.91425826803835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379904062476326">
                <text:p>0.379904062476326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372944739881036">
                <text:p>0.372944739881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379335918955925">
                <text:p>0.379335918955925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906486911402834">
                <text:p>0.906486911402834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341801013574054">
                <text:p>0.341801013574054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349901172035856">
                <text:p>0.34990117203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376569983107663">
                <text:p>0.376569983107663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900440126113296">
                <text:p>0.900440126113296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326982721261819">
                <text:p>0.326982721261819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314352772832818">
                <text:p>0.314352772832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326168240083924">
                <text:p>0.326168240083924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895646853537088">
                <text:p>0.895646853537088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315736881050904">
                <text:p>0.315736881050904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294519889262748">
                <text:p>0.294519889262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305625536298657">
                <text:p>0.305625536298657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892124025918982">
                <text:p>0.892124025918982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305178634413179">
                <text:p>0.305178634413179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282344779822797">
                <text:p>0.282344779822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308577540530858">
                <text:p>0.308577540530858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88887732801815">
                <text:p>0.88887732801815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2894690850135">
                <text:p>0.2894690850135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28108450799342">
                <text:p>0.28108450799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316387456938135">
                <text:p>0.316387456938135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885978072531095">
                <text:p>0.885978072531095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27753515942805">
                <text:p>0.27753515942805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289147707842327">
                <text:p>0.289147707842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322937308488977">
                <text:p>0.322937308488977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883620705580976">
                <text:p>0.883620705580976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273126083406264">
                <text:p>0.273126083406264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292187980916282">
                <text:p>0.292187980916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303179707406775">
                <text:p>0.303179707406775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881471868985794">
                <text:p>0.881471868985794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262845752215985">
                <text:p>0.262845752215985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283685673008367">
                <text:p>0.28368567300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269871828248373">
                <text:p>0.269871828248373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879873353987267">
                <text:p>0.879873353987267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258373575383011">
                <text:p>0.258373575383011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26004579301201">
                <text:p>0.26004579301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290412340157775">
                <text:p>0.290412340157775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878060263244475">
                <text:p>0.878060263244475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255676418955581">
                <text:p>0.255676418955581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24479826149111">
                <text:p>0.24479826149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247738353757483">
                <text:p>0.247738353757483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87675936056986">
                <text:p>0.87675936056986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253712325778918">
                <text:p>0.253712325778918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233656271242354">
                <text:p>0.233656271242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264329206238147">
                <text:p>0.264329206238147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875494351887449">
                <text:p>0.875494351887449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251599536257422">
                <text:p>0.251599536257422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232925407598581">
                <text:p>0.232925407598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26822230067725">
                <text:p>0.26822230067725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874309271563026">
                <text:p>0.874309271563026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249849668669168">
                <text:p>0.249849668669168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229968095727255">
                <text:p>0.229968095727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297067292475972">
                <text:p>0.297067292475972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871559022269882">
                <text:p>0.871559022269882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248301277856157">
                <text:p>0.248301277856157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25870540501542">
                <text:p>0.25870540501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233608090455374">
                <text:p>0.233608090455374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870621105418885">
                <text:p>0.870621105418885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230272169727562">
                <text:p>0.230272169727562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219255507914765">
                <text:p>0.219255507914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285956854099546">
                <text:p>0.285956854099546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869368201239841">
                <text:p>0.869368201239841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224646805569581">
                <text:p>0.224646805569581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253271760329848">
                <text:p>0.253271760329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230475630095268">
                <text:p>0.230475630095268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868517642746161">
                <text:p>0.868517642746161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223339851047189">
                <text:p>0.223339851047189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218266989920281">
                <text:p>0.2182669899202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